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66cm"/>
    </style:style>
    <style:style style:name="co2" style:family="table-column">
      <style:table-column-properties fo:break-before="auto" style:column-width="4.93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819e" fo:border="0.74pt solid #000000"/>
      <style:text-properties fo:font-weight="bold"/>
    </style:style>
    <style:style style:name="ce2" style:family="table-cell" style:parent-style-name="Text">
      <style:table-cell-properties fo:border="0.74pt solid #000000"/>
    </style:style>
    <style:style style:name="ce3" style:family="table-cell" style:parent-style-name="Text">
      <style:table-cell-properties fo:background-color="#ff4000" fo:border="0.74pt solid #000000"/>
      <style:map style:condition="cell-content()&gt;5" style:apply-style-name="Warning" style:base-cell-address="'Mis alumnos y alumnas'.B2"/>
    </style:style>
    <style:style style:name="ce4" style:family="table-cell" style:parent-style-name="Text">
      <style:table-cell-properties fo:background-color="#d4ea6b" fo:border="0.74pt solid #000000"/>
      <style:map style:condition="cell-content()&gt;5" style:apply-style-name="Warning" style:base-cell-address="'Mis alumnos y alumnas'.B2"/>
    </style:style>
    <style:style style:name="ce5" style:family="table-cell" style:parent-style-name="Text">
      <style:table-cell-properties fo:border="0.74pt solid #000000"/>
      <style:map style:condition="cell-content()&gt;5" style:apply-style-name="Warning" style:base-cell-address="'Mis alumnos y alumnas'.B2"/>
    </style:style>
    <style:style style:name="ce6" style:family="table-cell" style:parent-style-name="Text">
      <style:table-cell-properties fo:background-color="#ff4000" fo:border="0.74pt solid #000000"/>
    </style:style>
    <style:style style:name="ce7" style:family="table-cell" style:parent-style-name="Text">
      <style:table-cell-properties fo:background-color="#d4ea6b" fo:border="0.74pt solid #000000"/>
    </style:style>
    <style:style style:name="ce8" style:family="table-cell" style:parent-style-name="Default">
      <style:table-cell-properties fo:background-color="#bf819e" fo:border="0.74pt solid #000000"/>
    </style:style>
    <style:style style:name="ce9" style:family="table-cell" style:parent-style-name="Default">
      <style:table-cell-properties fo:background-color="#ff0000" fo:border="0.74pt solid #000000"/>
    </style:style>
    <style:style style:name="ce10" style:family="table-cell" style:parent-style-name="Default">
      <style:table-cell-properties fo:background-color="#d4ea6b" fo:border="0.74pt solid #000000"/>
    </style:style>
    <style:style style:name="ce11" style:family="table-cell" style:parent-style-name="Default">
      <style:table-cell-properties fo:background-color="#ffff00" fo:border="0.74pt solid #000000"/>
    </style:style>
    <style:style style:name="ce12" style:family="table-cell" style:parent-style-name="Default">
      <style:table-cell-properties fo:border="0.74pt solid #000000"/>
    </style:style>
  </office:automatic-styles>
  <office:body>
    <office:spreadsheet>
      <table:table table:name="Mis alumnos y alumnas" table:style-name="ta1">
        <table:table-column table:style-name="co1" table:default-cell-style-name="ce2"/>
        <table:table-column table:style-name="co2" table:default-cell-style-name="ce4"/>
        <table:table-column table:style-name="co2" table:default-cell-style-name="ce6"/>
        <table:table-column table:style-name="co2" table:default-cell-style-name="ce10"/>
        <table:table-column table:style-name="co2" table:number-columns-repeated="2" table:default-cell-style-name="ce12"/>
        <table:table-column table:style-name="co2" table:number-columns-repeated="12" table:default-cell-style-name="Default"/>
        <table:table-header-rows>
          <table:table-row table:style-name="ro1">
            <table:table-cell table:style-name="ce1" office:value-type="string" calcext:value-type="string">
              <text:p>Alumno</text:p>
            </table:table-cell>
            <table:table-cell table:style-name="ce1" office:value-type="string" calcext:value-type="string">
              <text:p>Nota 1 EVA TEÓRICO</text:p>
            </table:table-cell>
            <table:table-cell table:style-name="ce1" office:value-type="string" calcext:value-type="string">
              <text:p>Nota 2 EVA PRÁCTICO</text:p>
            </table:table-cell>
            <table:table-cell table:style-name="ce8" office:value-type="string" calcext:value-type="string">
              <text:p>Nota final</text:p>
            </table:table-cell>
            <table:table-cell table:style-name="ce8" office:value-type="string" calcext:value-type="string">
              <text:p>Trabajo</text:p>
            </table:table-cell>
            <table:table-cell table:style-name="ce8"/>
            <table:table-cell table:number-columns-repeated="12"/>
          </table:table-row>
        </table:table-header-rows>
        <table:table-row table:style-name="ro1">
          <table:table-cell office:value-type="string" calcext:value-type="string">
            <text:p>Díaz Rojas, Hugo</text:p>
          </table:table-cell>
          <table:table-cell table:style-name="ce3" office:value-type="string" calcext:value-type="string">
            <text:p>4,5</text:p>
          </table:table-cell>
          <table:table-cell office:value-type="string" calcext:value-type="string">
            <text:p>0</text:p>
          </table:table-cell>
          <table:table-cell table:style-name="ce9" table:formula="of:=([.B2]+[.C2])/2" office:value-type="float" office:value="2.25" calcext:value-type="float">
            <text:p>2,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rcía Arias, Ismael</text:p>
          </table:table-cell>
          <table:table-cell office:value-type="string" calcext:value-type="string">
            <text:p>7,75</text:p>
          </table:table-cell>
          <table:table-cell table:style-name="ce7" office:value-type="string" calcext:value-type="string">
            <text:p>9,5</text:p>
          </table:table-cell>
          <table:table-cell table:formula="of:=([.B3]+[.C3])/2" office:value-type="float" office:value="8.625" calcext:value-type="float">
            <text:p>8,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rcía de la Cruz Díaz, Jorge</text:p>
          </table:table-cell>
          <table:table-cell table:style-name="ce3" office:value-type="string" calcext:value-type="string">
            <text:p>3,5</text:p>
          </table:table-cell>
          <table:table-cell office:value-type="string" calcext:value-type="string">
            <text:p>3</text:p>
          </table:table-cell>
          <table:table-cell table:style-name="ce9" table:formula="of:=([.B4]+[.C4])/2" office:value-type="float" office:value="3.25" calcext:value-type="float">
            <text:p>3,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rcía Held, Carlos Enrique</text:p>
          </table:table-cell>
          <table:table-cell office:value-type="string" calcext:value-type="string">
            <text:p>8</text:p>
          </table:table-cell>
          <table:table-cell table:style-name="ce7" office:value-type="string" calcext:value-type="string">
            <text:p>9,5</text:p>
          </table:table-cell>
          <table:table-cell table:formula="of:=([.B5]+[.C5])/2" office:value-type="float" office:value="8.75" calcext:value-type="float">
            <text:p>8,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rcía Ledrado, Felipe</text:p>
          </table:table-cell>
          <table:table-cell table:style-name="ce5" office:value-type="string" calcext:value-type="string">
            <text:p>6,55</text:p>
          </table:table-cell>
          <table:table-cell office:value-type="string" calcext:value-type="string">
            <text:p>0,4</text:p>
          </table:table-cell>
          <table:table-cell table:style-name="ce11" table:formula="of:=([.B6]+[.C6])/2" office:value-type="float" office:value="3.475" calcext:value-type="float">
            <text:p>3,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ómez Blanco, Víctor</text:p>
          </table:table-cell>
          <table:table-cell office:value-type="string" calcext:value-type="string">
            <text:p>6,5</text:p>
          </table:table-cell>
          <table:table-cell table:style-name="ce7" office:value-type="string" calcext:value-type="string">
            <text:p>7,5</text:p>
          </table:table-cell>
          <table:table-cell table:formula="of:=([.B7]+[.C7])/2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ñán Vicente, Ignacio</text:p>
          </table:table-cell>
          <table:table-cell table:style-name="ce5" office:value-type="string" calcext:value-type="string">
            <text:p>5,25</text:p>
          </table:table-cell>
          <table:table-cell office:value-type="string" calcext:value-type="string">
            <text:p>3</text:p>
          </table:table-cell>
          <table:table-cell table:style-name="ce11" table:formula="of:=([.B8]+[.C8])/2" office:value-type="float" office:value="4.125" calcext:value-type="float">
            <text:p>4,13</text:p>
          </table:table-cell>
          <table:table-cell office:value-type="string" calcext:value-type="string">
            <text:p>No entrega el trabajo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lero de Ávila Martín Maestro, Blanca</text:p>
          </table:table-cell>
          <table:table-cell table:style-name="ce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9" table:formula="of:=([.B9]+[.C9])/2"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ntean , Alexandru</text:p>
          </table:table-cell>
          <table:table-cell table:style-name="ce3" office:value-type="string" calcext:value-type="string">
            <text:p>0</text:p>
          </table:table-cell>
          <table:table-cell table:style-name="ce2" office:value-type="string" calcext:value-type="string">
            <text:p>8</text:p>
          </table:table-cell>
          <table:table-cell table:style-name="ce11" table:formula="of:=([.B10]+[.C10])/2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íos Holguín, Alejandro David</text:p>
          </table:table-cell>
          <table:table-cell table:style-name="ce3" office:value-type="string" calcext:value-type="string">
            <text:p>4</text:p>
          </table:table-cell>
          <table:table-cell table:style-name="ce2" office:value-type="string" calcext:value-type="string">
            <text:p>5,5</text:p>
          </table:table-cell>
          <table:table-cell table:style-name="ce11" table:formula="of:=([.B11]+[.C11])/2" office:value-type="float" office:value="4.75" calcext:value-type="float">
            <text:p>4,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dríguez Villarrubia, Jorge</text:p>
          </table:table-cell>
          <table:table-cell table:style-name="ce5" office:value-type="string" calcext:value-type="string">
            <text:p>2,05</text:p>
          </table:table-cell>
          <table:table-cell office:value-type="string" calcext:value-type="string">
            <text:p>0,5</text:p>
          </table:table-cell>
          <table:table-cell table:style-name="ce11" table:formula="of:=([.B12]+[.C12])/2" office:value-type="float" office:value="1.275" calcext:value-type="float">
            <text:p>1,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uiz Chozas, David</text:p>
          </table:table-cell>
          <table:table-cell office:value-type="string" calcext:value-type="string">
            <text:p>6,25</text:p>
          </table:table-cell>
          <table:table-cell table:style-name="ce7" office:value-type="string" calcext:value-type="string">
            <text:p>5,2</text:p>
          </table:table-cell>
          <table:table-cell table:formula="of:=([.B13]+[.C13])/2" office:value-type="float" office:value="5.725" calcext:value-type="float">
            <text:p>5,73</text:p>
          </table:table-cell>
          <table:table-cell office:value-type="string" calcext:value-type="string">
            <text:p>Muy mal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ánchez Reque, Andrea</text:p>
          </table:table-cell>
          <table:table-cell table:style-name="ce3" office:value-type="string" calcext:value-type="string">
            <text:p>0,4</text:p>
          </table:table-cell>
          <table:table-cell office:value-type="string" calcext:value-type="string">
            <text:p>0</text:p>
          </table:table-cell>
          <table:table-cell table:style-name="ce9" table:formula="of:=([.B14]+[.C14])/2" office:value-type="float" office:value="0.2" calcext:value-type="float">
            <text:p>0,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les Gómez, Sergio</text:p>
          </table:table-cell>
          <table:table-cell office:value-type="string" calcext:value-type="string">
            <text:p>7</text:p>
          </table:table-cell>
          <table:table-cell table:style-name="ce7" office:value-type="string" calcext:value-type="string">
            <text:p>9,5</text:p>
          </table:table-cell>
          <table:table-cell table:formula="of:=([.B15]+[.C15])/2" office:value-type="float" office:value="8.25" calcext:value-type="float">
            <text:p>8,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divieso Godoy, Sara</text:p>
          </table:table-cell>
          <table:table-cell office:value-type="string" calcext:value-type="string">
            <text:p>6,45</text:p>
          </table:table-cell>
          <table:table-cell table:style-name="ce7" office:value-type="string" calcext:value-type="string">
            <text:p>9,5</text:p>
          </table:table-cell>
          <table:table-cell table:formula="of:=([.B16]+[.C16])/2" office:value-type="float" office:value="7.975" calcext:value-type="float">
            <text:p>7,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rgas Cano, Álvaro</text:p>
          </table:table-cell>
          <table:table-cell table:style-name="ce5"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table:style-name="ce11" table:formula="of:=([.B17]+[.C17])/2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ga Redondo, Juan Francisco</text:p>
          </table:table-cell>
          <table:table-cell office:value-type="string" calcext:value-type="string">
            <text:p>8</text:p>
          </table:table-cell>
          <table:table-cell table:style-name="ce7" office:value-type="string" calcext:value-type="string">
            <text:p>5</text:p>
          </table:table-cell>
          <table:table-cell table:formula="of:=([.B18]+[.C18])/2" office:value-type="float" office:value="6.5" calcext:value-type="float">
            <text:p>6,5</text:p>
          </table:table-cell>
          <table:table-cell table:number-columns-repeated="14"/>
        </table:table-row>
        <calcext:conditional-formats>
          <calcext:conditional-format calcext:target-range-address="'Mis alumnos y alumnas'.B2:'Mis alumnos y alumnas'.B18">
            <calcext:icon-set calcext:icon-set-type="3Arrows">
              <calcext:formatting-entry calcext:value="0" calcext:greater_equal="false" calcext:type="percent"/>
              <calcext:formatting-entry calcext:value="0" calcext:greater_equal="false" calcext:type="percent"/>
              <calcext:formatting-entry calcext:value="0" calcext:greater_equal="false" calcext:type="percent"/>
            </calcext:icon-set>
            <calcext:condition calcext:apply-style-name="Warning" calcext:value="&gt;5" calcext:base-cell-address="'Mis alumnos y alumnas'.B2"/>
          </calcext:conditional-format>
          <calcext:conditional-format calcext:target-range-address="'Mis alumnos y alumnas'.B2:'Mis alumnos y alumnas'.B18">
            <calcext:condition calcext:apply-style-name="Warning" calcext:value="&lt;5" calcext:base-cell-address="'Mis alumnos y alumnas'.B2"/>
            <calcext:condition calcext:apply-style-name="Warning" calcext:value="=0" calcext:base-cell-address="'Mis alumnos y alumnas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" fo:font-size="10pt" fo:language="en" fo:country="US" style:font-name-asian="Andale Sans UI" style:font-size-asian="10pt" style:language-asian="de" style:country-asian="DE" style:font-name-complex="Tahoma" style:font-size-complex="10pt" style:language-complex="de" style:country-complex="D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de" style:country-asian="DE" style:font-name-complex="Tahoma" style:font-size-complex="12pt" style:language-complex="de" style:country-complex="DE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0">
      <number:hours number:style="long"/>
      <number:text>:</number:text>
      <number:minutes number:style="long"/>
    </number:time-style>
    <number:boolean-style style:name="N99">
      <number:boolean/>
    </number:boolean-style>
    <number:text-style style:name="N100">
      <number:text-content/>
    </number:text-style>
    <number:currency-style style:name="N11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date-style style:name="N115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currency-style style:name="N117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17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7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9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9P0"/>
    </number:currency-style>
    <number:currency-style style:name="N120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0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0P0"/>
    </number:currency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</number:currency-style>
    <number:currency-style style:name="N123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5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 style:data-style-name="N100"/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Number" style:family="table-cell" style:parent-style-name="Default"/>
    <style:style style:name="DateAndTime" style:family="table-cell" style:parent-style-name="Default" style:data-style-name="N49"/>
    <style:style style:name="Boolean" style:family="table-cell" style:parent-style-name="DateAndTime" style:data-style-name="N99"/>
    <style:style style:name="Time" style:family="table-cell" style:parent-style-name="Default" style:data-style-name="N60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)<text:title>???</text:title></text:p>
        </style:region-left>
        <style:region-right>
          <text:p>, <text:date style:data-style-name="N2" text:date-value="2025-11-26">00/00/0000</text:date><text:time style:data-style-name="N2" text:time-value="12:43:18.2462347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creation-date>2006-09-16T10:54:03</meta:creation-date>
    <dc:date>2025-11-26T12:43:46.285020100</dc:date>
    <dc:language>en-US</dc:language>
    <meta:editing-cycles>9</meta:editing-cycles>
    <meta:editing-duration>PT35M53S</meta:editing-duration>
    <meta:document-statistic meta:table-count="1" meta:cell-count="75" meta:object-count="0"/>
    <meta:user-defined meta:name="Info 1"/>
    <meta:user-defined meta:name="Info 2"/>
    <meta:user-defined meta:name="Info 3"/>
    <meta:user-defined meta:name="Info 4"/>
  </office:meta>
</office:document-meta>
</file>